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948991385460433166"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6634262446549214560"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7209266170241586347"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5051818517569900104"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89584700945551321"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598357945633686058"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4369379443450490038"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072061459675294737"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573911" text:continue-list="list4369379443450490038"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683615401516560440"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560020"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560658"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573499"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570261"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579575"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736350335421519442"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4286029770528110802"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433588572302240132"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58061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144672708265597921"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24778257842846780"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960571459877113994" text:style-name="L15">
        <text:list-item>
          <text:list>
            <text:list-header>
              <text:p text:style-name="P186">1.5 miles averaging about 9:40/mile and rest 1 min</text:p>
            </text:list-header>
          </text:list>
        </text:list-item>
      </text:list>
      <text:p text:style-name="P25">1 mile in 8:26 and rest 2 min</text:p>
      <text:list xml:id="list3911350509604392275"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165206160600332970"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555391"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41536807041161396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265060565925997710"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1403419437419256897"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586945" text:continue-list="list3265060565925997710" text:style-name="L19">
        <text:list-item>
          <text:list>
            <text:list-header>
              <text:p text:style-name="P190">(Pace*HR)=1240</text:p>
            </text:list-header>
          </text:list>
        </text:list-item>
      </text:list>
      <text:list xml:id="list41581455" text:continue-list="list7415368070411613966" text:style-name="L18">
        <text:list-item>
          <text:list>
            <text:list-header>
              <text:p text:style-name="P189">2 miles at 10:46/mile Ave HR= 121 bpm and rest a few minutes</text:p>
            </text:list-header>
          </text:list>
        </text:list-item>
      </text:list>
      <text:list xml:id="list41574932" text:continue-list="list41586945"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568868"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575813450499160626"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55140114404886614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08327198180436804"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54288606775987025"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942855313476875306"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458076315398582950"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570989"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580762"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507484380952921752"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806166819688880491"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721294617227231072"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87849947297211836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949393611693975869"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4064152499882183566" text:style-name="L32">
        <text:list-item>
          <text:list>
            <text:list-header>
              <text:p text:style-name="P200">0.25 miles in 2:54</text:p>
              <text:p text:style-name="P200">1 mile in 9:21 going faster as I ran and ending at around 8:30 pace</text:p>
            </text:list-header>
          </text:list>
        </text:list-item>
      </text:list>
      <text:list xml:id="list1374351762864481569"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291158044147208116"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446885272862925370"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057662197529367260"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408219223784667386"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394247488634324385"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515247091716005379"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22020576811100898"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4T21:31:41.45</dc:date>
    <dc:creator>James Lombardi</dc:creator>
    <meta:editing-duration>P34DT14H29M53S</meta:editing-duration>
    <meta:editing-cycles>2409</meta:editing-cycles>
    <meta:generator>OpenOffice/4.1.2$Win32 OpenOffice.org_project/412m3$Build-9782</meta:generator>
    <meta:document-statistic meta:table-count="0" meta:image-count="9" meta:object-count="0" meta:page-count="237" meta:paragraph-count="6991" meta:word-count="74954" meta:character-count="383639"/>
  </office:meta>
</office:document-meta>
</file>